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333333"/>
    </style:style>
    <style:style style:name="gr2" style:family="graphic" style:parent-style-name="standard">
      <style:graphic-properties draw:stroke="none" draw:fill="solid" draw:fill-color="#f8f8f8" draw:textarea-horizontal-align="justify" draw:textarea-vertical-align="middle" draw:auto-grow-height="false" fo:min-height="0cm" draw:shadow="visible" draw:shadow-offset-x="0.02cm" draw:shadow-offset-y="-0.02cm" draw:shadow-color="#333333"/>
    </style:style>
    <style:style style:name="gr3" style:family="graphic" style:parent-style-name="standard">
      <style:graphic-properties draw:stroke="none" draw:opacity="0%" draw:textarea-vertical-align="middle" draw:shadow-opacity="0%"/>
    </style:style>
    <style:style style:name="gr4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333333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4cm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4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86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2.20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0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0.849cm"/>
    </style:style>
    <style:style style:name="gr19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57cm" fo:min-width="5.51cm"/>
    </style:style>
    <style:style style:name="gr20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4.028cm"/>
    </style:style>
    <style:style style:name="gr21" style:family="graphic" style:parent-style-name="standard">
      <style:graphic-properties svg:stroke-color="#000000" draw:marker-end="Arrow" draw:fill="solid" draw:fill-color="#000000" draw:textarea-vertical-align="middle"/>
    </style:style>
    <style:style style:name="gr22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b2b2b2"/>
    </style:style>
    <style:style style:name="gr23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4.875cm"/>
    </style:style>
    <style:style style:name="gr24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1cm"/>
    </style:style>
    <style:style style:name="gr27" style:family="graphic" style:parent-style-name="standard">
      <style:graphic-properties draw:stroke="none" svg:stroke-color="#6666ff" draw:fill="solid" draw:fill-color="#ffffff" draw:opacity="0%" draw:textarea-vertical-align="middle" draw:shadow-opacity="0%"/>
    </style:style>
    <style:style style:name="gr28" style:family="graphic" style:parent-style-name="standard">
      <style:graphic-properties svg:stroke-color="#000000" draw:fill="hatch" draw:fill-color="#9999ff" draw:fill-hatch-name="Hatch_20_10" draw:fill-hatch-solid="fals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="hatch" draw:fill-color="#ffff99" draw:fill-hatch-name="Hatch_20_11" draw:fill-hatch-solid="false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="hatch" draw:fill-color="#99ff66" draw:fill-hatch-name="Hatch_20_1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hatch" draw:fill-color="#ff99ff" draw:fill-hatch-name="Hatch_20_12" draw:fill-hatch-solid="false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="hatch" draw:fill-color="#66ffff" draw:fill-hatch-name="Hatch_20_2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hatch" draw:fill-color="#9999ff" draw:fill-hatch-name="Hatch_20_9" draw:fill-hatch-solid="false" draw:textarea-horizontal-align="justify" draw:textarea-vertical-align="middle" draw:auto-grow-height="false"/>
    </style:style>
    <style:style style:name="gr34" style:family="graphic" style:parent-style-name="standard">
      <style:graphic-properties svg:stroke-color="#000000" draw:fill="hatch" draw:fill-color="#ffff99" draw:fill-hatch-name="Hatch_20_8" draw:fill-hatch-solid="false" draw:textarea-horizontal-align="justify" draw:textarea-vertical-align="middle" draw:auto-grow-height="false"/>
    </style:style>
    <style:style style:name="gr35" style:family="graphic" style:parent-style-name="standard">
      <style:graphic-properties svg:stroke-color="#000000" draw:fill="hatch" draw:fill-color="#99ff66" draw:fill-hatch-name="Hatch_20_1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hatch" draw:fill-color="#ff99ff" draw:fill-hatch-name="Hatch_20_7" draw:fill-hatch-solid="false" draw:textarea-horizontal-align="justify" draw:textarea-vertical-align="middle" draw:auto-grow-height="false"/>
    </style:style>
    <style:style style:name="gr37" style:family="graphic" style:parent-style-name="standard">
      <style:graphic-properties svg:stroke-color="#000000" draw:fill="hatch" draw:fill-color="#99ffff" draw:fill-hatch-name="Hatch_20_2" draw:fill-hatch-solid="false"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Courier" style:font-family-generic="modern" style:font-pitch="fixed" fo:font-size="8pt" style:font-size-asian="8pt" style:font-size-complex="8pt"/>
    </style:style>
    <style:style style:name="P6" style:family="paragraph">
      <style:paragraph-properties fo:text-align="center"/>
      <style:text-properties fo:font-family="Courier" style:font-family-generic="modern" style:font-pitch="fixed" fo:font-size="7pt" style:font-size-asian="7pt" style:font-size-complex="7pt"/>
    </style:style>
    <style:style style:name="P7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ourier" style:font-family-generic="modern" style:font-pitch="fixed" fo:font-size="7pt" style:font-size-asian="7pt" style:font-size-complex="7pt"/>
    </style:style>
    <style:style style:name="T5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3.01cm" svg:x="0.5cm" svg:y="1.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.2cm" svg:height="5.5cm" svg:x="0.5cm" svg:y="5.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3" draw:text-style-name="P1" draw:layer="layout" svg:width="21cm" svg:height="10.2cm" svg:x="1cm" svg:y="0.8cm">
          <text:p/>
        </draw:rect>
        <draw:custom-shape draw:style-name="gr4" draw:text-style-name="P1" draw:layer="layout" svg:width="4.4cm" svg:height="9.3cm" svg:x="16.3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.801cm" svg:height="9.3cm" svg:x="11.144cm" svg:y="1.6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1" draw:id="id1" draw:layer="layout" svg:width="4.6cm" svg:height="0.894cm" svg:x="11.2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1.401cm" svg:height="0.6cm" svg:x="12.8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544cm" svg:y1="4.5cm" svg:x2="13.544cm" svg:y2="5.2cm" draw:start-shape="id1" draw:start-glue-point="6" draw:end-shape="id2" draw:end-glue-point="0" svg:d="M13544 4500v700">
          <text:p/>
        </draw:connector>
        <draw:custom-shape draw:style-name="gr5" draw:text-style-name="P2" xml:id="id3" draw:id="id3" draw:layer="layout" svg:width="2.199cm" svg:height="0.998cm" svg:x="12.4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3.545cm" svg:y1="5.8cm" svg:x2="13.545cm" svg:y2="6.602cm" draw:start-shape="id2" draw:start-glue-point="6" draw:end-shape="id3" draw:end-glue-point="4" svg:d="M13545 5800v802">
          <text:p/>
        </draw:connector>
        <draw:frame draw:style-name="gr7" draw:text-style-name="P3" draw:layer="layout" svg:width="0.925cm" svg:height="0.607cm" svg:x="11.519cm" svg:y="6.6cm">
          <draw:text-box>
            <text:p><text:span text:style-name="T2">No</text:span></text:p>
          </draw:text-box>
        </draw:frame>
        <draw:frame draw:style-name="gr8" draw:text-style-name="P4" draw:layer="layout" svg:width="4.74cm" svg:height="0.607cm" svg:x="11.17cm" svg:y="1.003cm">
          <draw:text-box>
            <text:p><text:span text:style-name="T3">ADIOI_Exch_and_write</text:span></text:p>
          </draw:text-box>
        </draw:frame>
        <draw:custom-shape draw:style-name="gr9" draw:text-style-name="P2" xml:id="id4" draw:id="id4" draw:layer="layout" svg:width="2.901cm" svg:height="0.6cm" svg:x="16.9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2.901cm" svg:height="0.6cm" svg:x="16.9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2.901cm" svg:height="0.6cm" svg:x="16.9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7" draw:id="id7" draw:layer="layout" svg:width="2.901cm" svg:height="0.6cm" svg:x="16.9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8.395cm" svg:y1="4.303cm" svg:x2="18.394cm" svg:y2="5.604cm" draw:start-shape="id4" draw:start-glue-point="6" draw:end-shape="id5" svg:d="M18395 4303l-1 1301">
          <text:p/>
        </draw:connector>
        <draw:connector draw:style-name="gr6" draw:text-style-name="P1" draw:layer="layout" draw:type="line" svg:x1="18.395cm" svg:y1="6.204cm" svg:x2="18.394cm" svg:y2="7.405cm" draw:start-shape="id5" draw:start-glue-point="6" draw:end-shape="id6" draw:end-glue-point="0" svg:d="M18395 6204l-1 1201">
          <text:p/>
        </draw:connector>
        <draw:connector draw:style-name="gr6" draw:text-style-name="P1" draw:layer="layout" draw:type="line" svg:x1="18.395cm" svg:y1="8.005cm" svg:x2="18.394cm" svg:y2="9.306cm" draw:start-shape="id6" draw:start-glue-point="6" draw:end-shape="id7" svg:d="M18395 8005l-1 1301">
          <text:p/>
        </draw:connector>
        <draw:frame draw:style-name="gr10" draw:text-style-name="P4" draw:layer="layout" svg:width="4.951cm" svg:height="0.607cm" svg:x="15.995cm" svg:y="1.003cm">
          <draw:text-box>
            <text:p><text:span text:style-name="T3">ADIOI_W_Exchange_data</text:span></text:p>
          </draw:text-box>
        </draw:frame>
        <draw:custom-shape draw:style-name="gr9" draw:text-style-name="P2" xml:id="id9" draw:id="id9" draw:layer="layout" svg:width="3.8cm" svg:height="0.6cm" svg:x="11.648cm" svg:y="9.307cm">
          <text:p text:style-name="P2"><text:span text:style-name="T1">ADIOI_GEN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1.137cm" svg:height="0.607cm" svg:x="14.52cm" svg:y="6.601cm">
          <draw:text-box>
            <text:p><text:span text:style-name="T2">Yes</text:span></text:p>
          </draw:text-box>
        </draw:frame>
        <draw:custom-shape draw:style-name="gr5" draw:text-style-name="P2" xml:id="id8" draw:id="id8" draw:layer="layout" svg:width="1.2cm" svg:height="0.392cm" svg:x="12.9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544cm" svg:y1="8.208cm" svg:x2="13.545cm" svg:y2="7.6cm" draw:start-shape="id8" draw:start-glue-point="4" draw:end-shape="id3" draw:end-glue-point="6" svg:d="M13544 8208l1-608">
          <text:p/>
        </draw:connector>
        <draw:connector draw:style-name="gr6" draw:text-style-name="P1" draw:layer="layout" draw:line-skew="0.306cm -0.502cm" svg:x1="14.644cm" svg:y1="7.101cm" svg:x2="18.395cm" svg:y2="3.703cm" draw:start-shape="id3" draw:start-glue-point="7" draw:end-shape="id4" draw:end-glue-point="4" svg:d="M14644 7101h1456v-4401h2295v1003">
          <text:p/>
        </draw:connector>
        <draw:connector draw:style-name="gr6" draw:text-style-name="P1" draw:layer="layout" svg:x1="18.395cm" svg:y1="9.906cm" svg:x2="13.548cm" svg:y2="9.907cm" draw:start-shape="id7" draw:start-glue-point="6" draw:end-shape="id9" draw:end-glue-point="6" svg:d="M18395 9906v503h-4847v-502">
          <text:p/>
        </draw:connector>
        <draw:g>
          <draw:custom-shape draw:style-name="gr12" draw:text-style-name="P1" draw:layer="layout" svg:width="0.3cm" svg:height="0.3cm" svg:x="18.9cm" svg:y="3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9.2cm" svg:y="3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9.5cm" svg:y="3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9.8cm" svg:y="3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20.1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5" draw:layer="layout" svg:width="2.365cm" svg:height="0.531cm" svg:x="18.461cm" svg:y="2.702cm">
          <draw:text-box>
            <text:p><text:span text:style-name="T1">coll_buffer</text:span></text:p>
          </draw:text-box>
        </draw:frame>
        <draw:custom-shape draw:style-name="gr14" draw:text-style-name="P1" draw:layer="layout" svg:width="4.5cm" svg:height="0.3cm" svg:x="11.28cm" svg:y="2.1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703cm" svg:height="0.531cm" svg:x="12.162cm" svg:y="1.603cm">
          <draw:text-box>
            <text:p><text:span text:style-name="T1">File Domain n</text:span></text:p>
          </draw:text-box>
        </draw:frame>
        <draw:line draw:style-name="gr16" draw:text-style-name="P1" draw:layer="layout" svg:x1="14.28cm" svg:y1="2.1cm" svg:x2="14.28cm" svg:y2="2.4cm">
          <text:p/>
        </draw:line>
        <draw:g>
          <draw:custom-shape draw:style-name="gr12" draw:text-style-name="P1" draw:layer="layout" svg:width="0.3cm" svg:height="0.3cm" svg:x="11.28cm" svg:y="2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1.58cm" svg:y="2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1.88cm" svg:y="2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2.18cm" svg:y="2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2.4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5" draw:layer="layout" svg:width="1.549cm" svg:height="0.531cm" svg:x="12.8cm" svg:y="1.984cm">
          <draw:text-box>
            <text:p><text:span text:style-name="T1">m = 1</text:span></text:p>
          </draw:text-box>
        </draw:frame>
        <draw:frame draw:style-name="gr18" draw:text-style-name="P5" draw:layer="layout" svg:width="1.349cm" svg:height="0.531cm" svg:x="14.364cm" svg:y="1.965cm">
          <draw:text-box>
            <text:p><text:span text:style-name="T1">m = 2</text:span></text:p>
          </draw:text-box>
        </draw:frame>
        <draw:frame draw:style-name="gr18" draw:text-style-name="P5" draw:layer="layout" svg:width="1.349cm" svg:height="0.531cm" svg:x="17.764cm" svg:y="1.985cm">
          <draw:text-box>
            <text:p><text:span text:style-name="T1">m = 0</text:span></text:p>
          </draw:text-box>
        </draw:frame>
        <draw:frame draw:style-name="gr19" draw:text-style-name="P4" draw:layer="layout" svg:width="6.01cm" svg:height="0.607cm" svg:x="2.647cm" svg:y="1.004cm">
          <draw:text-box>
            <text:p><text:span text:style-name="T3">ADIOI_GEN_WriteStridedColl</text:span></text:p>
          </draw:text-box>
        </draw:frame>
        <draw:frame draw:style-name="gr20" draw:text-style-name="P4" draw:layer="layout" svg:width="4.528cm" svg:height="0.612cm" svg:x="3.672cm" svg:y="4.788cm">
          <draw:text-box>
            <text:p><text:span text:style-name="T3">ADIOI_Sync_thread_t</text:span></text:p>
          </draw:text-box>
        </draw:frame>
        <draw:custom-shape draw:style-name="gr5" draw:text-style-name="P6" xml:id="id10" draw:id="id10" draw:layer="layout" svg:width="4.599cm" svg:height="0.6cm" svg:x="5.9cm" svg:y="6.199cm">
          <text:p text:style-name="P1"><text:span text:style-name="T4">ADIOI_Sync_thread_enqueue(req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1" draw:id="id11" draw:layer="layout" svg:width="3.2cm" svg:height="1.101cm" svg:x="6.598cm" svg:y="7.85cm">
          <text:p text:style-name="P1"><text:span text:style-name="T4">flush_immedi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8.199cm" svg:y1="6.799cm" svg:x2="8.198cm" svg:y2="7.85cm" draw:start-shape="id10" draw:end-shape="id11" draw:end-glue-point="4" svg:d="M8199 6799l-1 1051">
          <text:p/>
        </draw:connector>
        <draw:custom-shape draw:style-name="gr5" draw:text-style-name="P6" xml:id="id12" draw:id="id12" draw:layer="layout" svg:width="4.599cm" svg:height="0.6cm" svg:x="5.901cm" svg:y="10cm">
          <text:p text:style-name="P1"><text:span text:style-name="T4">ADIOI_Sync_thread_flush(f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8.198cm" svg:y1="8.951cm" svg:x2="8.201cm" svg:y2="10cm" draw:start-shape="id11" draw:start-glue-point="6" draw:end-shape="id12" draw:end-glue-point="4" svg:d="M8198 8951l3 1049">
          <text:p/>
        </draw:connector>
        <draw:frame draw:style-name="gr11" draw:text-style-name="P3" draw:layer="layout" svg:width="1.137cm" svg:height="0.607cm" svg:x="8.121cm" svg:y="9.1cm">
          <draw:text-box>
            <text:p><text:span text:style-name="T2">Yes</text:span></text:p>
          </draw:text-box>
        </draw:frame>
        <draw:frame draw:style-name="gr7" draw:text-style-name="P3" draw:layer="layout" svg:width="0.925cm" svg:height="0.607cm" svg:x="9.82cm" svg:y="7.899cm">
          <draw:text-box>
            <text:p><text:span text:style-name="T2">No</text:span></text:p>
          </draw:text-box>
        </draw:frame>
        <draw:connector draw:style-name="gr21" draw:text-style-name="P1" draw:layer="layout" draw:line-skew="-0.457cm" svg:x1="10.5cm" svg:y1="10.3cm" svg:x2="11.712cm" svg:y2="9.75cm" draw:start-shape="id12" draw:start-glue-point="7" svg:d="M10500 10300h400v-550h812">
          <text:p/>
        </draw:connector>
        <draw:connector draw:style-name="gr21" draw:text-style-name="P1" draw:layer="layout" draw:line-skew="-0.356cm" svg:x1="11.712cm" svg:y1="9.45cm" svg:x2="10.499cm" svg:y2="6.499cm" draw:end-shape="id10" draw:end-glue-point="7" svg:d="M11712 9450h-712v-2951h-501">
          <text:p/>
        </draw:connector>
        <draw:custom-shape draw:style-name="gr22" draw:text-style-name="P1" draw:layer="layout" svg:width="5cm" svg:height="4.791cm" svg:x="0.7cm" svg:y="6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4" draw:layer="layout" svg:width="5.375cm" svg:height="0.612cm" svg:x="0.572cm" svg:y="5.488cm">
          <draw:text-box>
            <text:p><text:span text:style-name="T3">ADIOI_Sync_thread_start</text:span></text:p>
          </draw:text-box>
        </draw:frame>
        <draw:custom-shape draw:style-name="gr5" draw:text-style-name="P2" xml:id="id14" draw:id="id14" draw:layer="layout" svg:width="4.5cm" svg:height="0.6cm" svg:x="0.801cm" svg:y="7.502cm">
          <text:p text:style-name="P1"><text:span text:style-name="T4">ADIOI_Atomic_queue_pop(sub_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5" draw:id="id15" draw:layer="layout" svg:width="4.5cm" svg:height="0.6cm" svg:x="0.802cm" svg:y="8.803cm">
          <text:p text:style-name="P1"><text:span text:style-name="T4">pread(fd-&gt;fd_cache,...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6" draw:id="id16" draw:layer="layout" svg:width="4.5cm" svg:height="0.6cm" svg:x="0.803cm" svg:y="10.104cm">
          <text:p text:style-name="P1"><text:span text:style-name="T4">pwrite(fd-&gt;fd_sys,..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3" draw:id="id13" draw:layer="layout" svg:width="1.949cm" svg:height="0.712cm" svg:x="2.066cm" svg:y="6.216cm">
          <text:p text:style-name="P1"><text:span text:style-name="T4">tr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3.041cm" svg:y1="6.928cm" svg:x2="3.051cm" svg:y2="7.502cm" draw:start-shape="id13" draw:start-glue-point="6" draw:end-shape="id14" svg:d="M3041 6928l10 574">
          <text:p/>
        </draw:connector>
        <draw:connector draw:style-name="gr6" draw:text-style-name="P1" draw:layer="layout" draw:type="line" svg:x1="3.051cm" svg:y1="8.102cm" svg:x2="3.052cm" svg:y2="8.803cm" draw:start-shape="id14" draw:start-glue-point="6" draw:end-shape="id15" draw:end-glue-point="4" svg:d="M3051 8102l1 701">
          <text:p/>
        </draw:connector>
        <draw:connector draw:style-name="gr6" draw:text-style-name="P1" draw:layer="layout" draw:type="line" svg:x1="3.052cm" svg:y1="9.403cm" svg:x2="3.053cm" svg:y2="10.104cm" draw:start-shape="id15" draw:start-glue-point="6" draw:end-shape="id16" draw:end-glue-point="4" svg:d="M3052 9403l1 701">
          <text:p/>
        </draw:connector>
        <draw:connector draw:style-name="gr21" draw:text-style-name="P1" draw:layer="layout" draw:line-skew="-0.305cm" svg:x1="5.303cm" svg:y1="10.404cm" svg:x2="4.015cm" svg:y2="6.572cm" draw:start-shape="id16" draw:start-glue-point="7" draw:end-shape="id13" draw:end-glue-point="7" svg:d="M5303 10404h197v-3832h-1485">
          <text:p/>
        </draw:connector>
        <draw:g>
          <draw:custom-shape draw:style-name="gr12" draw:text-style-name="P1" draw:layer="layout" svg:width="0.3cm" svg:height="0.3cm" svg:x="3.5cm" svg:y="8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3.8cm" svg:y="8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4.1cm" svg:y="8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4.4cm" svg:y="8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4.7cm" svg:y="8.4cm">
            <text:p/>
            <draw:enhanced-geometry svg:viewBox="0 0 21600 21600" draw:type="rectangle" draw:enhanced-path="M 0 0 L 21600 0 21600 21600 0 21600 0 0 Z N"/>
          </draw:custom-shape>
        </draw:g>
        <draw:connector draw:style-name="gr24" draw:text-style-name="P1" draw:layer="layout" draw:type="line" svg:x1="12.463cm" svg:y1="7.1cm" svg:x2="11.2cm" svg:y2="7.122cm" svg:d="M12463 7100l-1263 22">
          <text:p/>
        </draw:connector>
        <draw:connector draw:style-name="gr24" draw:text-style-name="P1" draw:layer="layout" draw:type="line" svg:x1="13.544cm" svg:y1="2.9cm" svg:x2="13.544cm" svg:y2="3.6cm" svg:d="M13544 2900v700">
          <text:p/>
        </draw:connector>
        <draw:frame draw:style-name="gr7" draw:text-style-name="P3" draw:layer="layout" svg:width="0.925cm" svg:height="0.607cm" svg:x="2.462cm" svg:y="2.202cm">
          <draw:text-box>
            <text:p><text:span text:style-name="T2">No</text:span></text:p>
          </draw:text-box>
        </draw:frame>
        <draw:custom-shape draw:style-name="gr5" draw:text-style-name="P2" xml:id="id17" draw:id="id17" draw:layer="layout" svg:width="2.199cm" svg:height="1.6cm" svg:x="3.963cm" svg:y="1.903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18" draw:id="id18" draw:layer="layout" svg:width="4.1cm" svg:height="0.6cm" svg:x="6.355cm" svg:y="3.604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1.137cm" svg:height="0.607cm" svg:x="6.664cm" svg:y="2.204cm">
          <draw:text-box>
            <text:p><text:span text:style-name="T2">Yes</text:span></text:p>
          </draw:text-box>
        </draw:frame>
        <draw:connector draw:style-name="gr6" draw:text-style-name="P1" draw:layer="layout" svg:x1="6.162cm" svg:y1="2.703cm" svg:x2="8.405cm" svg:y2="3.604cm" draw:start-shape="id17" draw:start-glue-point="7" draw:end-shape="id18" draw:end-glue-point="4" svg:d="M6162 2703h2243v901">
          <text:p/>
        </draw:connector>
        <draw:connector draw:style-name="gr24" draw:text-style-name="P1" draw:layer="layout" draw:type="line" svg:x1="8.405cm" svg:y1="4.204cm" svg:x2="8.391cm" svg:y2="5.06cm" draw:start-shape="id18" draw:start-glue-point="6" svg:d="M8405 4204l-14 856">
          <text:p/>
        </draw:connector>
        <draw:g>
          <draw:line draw:style-name="gr16" draw:text-style-name="P1" xml:id="id19" draw:id="id19" draw:layer="layout" svg:x1="6.362cm" svg:y1="3.102cm" svg:x2="6.362cm" svg:y2="1.902cm">
            <text:p/>
          </draw:line>
          <draw:connector draw:style-name="gr6" draw:text-style-name="P1" draw:layer="layout" draw:type="line" svg:x1="6.362cm" svg:y1="1.902cm" svg:x2="6.964cm" svg:y2="1.903cm" draw:start-shape="id19" draw:start-glue-point="0" svg:d="M6362 1902l602 1">
            <text:p/>
          </draw:connector>
        </draw:g>
        <draw:frame draw:style-name="gr25" draw:text-style-name="P7" draw:layer="layout" svg:width="2.7cm" svg:height="1.039cm" svg:x="6.845cm" svg:y="1.505cm">
          <draw:text-box>
            <text:p text:style-name="P1"><text:span text:style-name="T5">Collective I/O </text:span></text:p>
            <text:p text:style-name="P1"><text:span text:style-name="T5">branch</text:span></text:p>
          </draw:text-box>
        </draw:frame>
        <draw:frame draw:style-name="gr26" draw:text-style-name="P7" draw:layer="layout" svg:width="3.131cm" svg:height="1.039cm" svg:x="0.345cm" svg:y="1.506cm">
          <draw:text-box>
            <text:p text:style-name="P1"><text:span text:style-name="T5">Independent I/O </text:span></text:p>
            <text:p text:style-name="P1"><text:span text:style-name="T5">branch</text:span></text:p>
          </draw:text-box>
        </draw:frame>
        <draw:g>
          <draw:line draw:style-name="gr16" draw:text-style-name="P1" xml:id="id20" draw:id="id20" draw:layer="layout" svg:x1="3.762cm" svg:y1="3.053cm" svg:x2="3.762cm" svg:y2="1.853cm">
            <text:p/>
          </draw:line>
          <draw:connector draw:style-name="gr6" draw:text-style-name="P1" draw:layer="layout" draw:type="line" svg:x1="3.762cm" svg:y1="1.853cm" svg:x2="3.262cm" svg:y2="1.854cm" draw:start-shape="id20" draw:start-glue-point="0" svg:d="M3762 1853l-500 1">
            <text:p/>
          </draw:connector>
        </draw:g>
        <draw:connector draw:style-name="gr24" draw:text-style-name="P1" draw:layer="layout" draw:type="line" svg:x1="3.957cm" svg:y1="2.696cm" svg:x2="1.988cm" svg:y2="2.696cm" svg:d="M3957 2696h-1969">
          <text:p/>
        </draw:connector>
        <draw:rect draw:style-name="gr27" draw:text-style-name="P1" draw:layer="layout" svg:width="20.4cm" svg:height="10cm" svg:x="0.4cm" svg:y="1cm">
          <text:p/>
        </draw:rect>
        <draw:connector draw:style-name="gr6" draw:text-style-name="P1" draw:layer="layout" draw:type="line" svg:x1="13.548cm" svg:y1="9.307cm" svg:x2="13.544cm" svg:y2="8.6cm" draw:start-shape="id9" draw:start-glue-point="4" draw:end-shape="id8" draw:end-glue-point="6" svg:d="M13548 9307l-4-707">
          <text:p/>
        </draw:connector>
        <draw:connector draw:style-name="gr21" draw:text-style-name="P1" draw:layer="layout" draw:line-skew="-0.106cm" svg:x1="9.798cm" svg:y1="8.4cm" svg:x2="11.712cm" svg:y2="9.701cm" draw:start-shape="id11" svg:d="M9798 8400h1102v1301h812">
          <text:p/>
        </draw:connector>
        <draw:g>
          <draw:custom-shape draw:style-name="gr28" draw:text-style-name="P1" draw:layer="layout" svg:width="0.3cm" svg:height="0.3cm" svg:x="19.09cm" svg:y="10.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cm" svg:height="0.3cm" svg:x="19.39cm" svg:y="10.0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3cm" svg:height="0.3cm" svg:x="19.69cm" svg:y="10.0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3cm" svg:height="0.3cm" svg:x="19.99cm" svg:y="10.0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3cm" svg:height="0.3cm" svg:x="20.29cm" svg:y="10.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2" xml:id="id21" draw:id="id21" draw:layer="layout" svg:width="0.324cm" svg:height="0.3cm" svg:x="16.367cm" svg:y="2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24" draw:id="id24" draw:layer="layout" svg:width="0.324cm" svg:height="0.3cm" svg:x="16.768cm" svg:y="2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26" draw:id="id26" draw:layer="layout" svg:width="0.324cm" svg:height="0.3cm" svg:x="17.169cm" svg:y="2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25" draw:id="id25" draw:layer="layout" svg:width="0.324cm" svg:height="0.3cm" svg:x="17.57cm" svg:y="2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23" draw:id="id23" draw:layer="layout" svg:width="0.324cm" svg:height="0.3cm" svg:x="17.971cm" svg:y="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2" draw:id="id22" draw:layer="layout" svg:width="0.324cm" svg:height="0.3cm" svg:x="17.168cm" svg:y="3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6.644cm" svg:y1="3.202cm" svg:x2="17.168cm" svg:y2="3.637cm" draw:start-shape="id21" draw:start-glue-point="9" draw:end-shape="id22" draw:end-glue-point="6" svg:d="M16644 3202l524 435">
          <text:p/>
        </draw:connector>
        <draw:connector draw:style-name="gr38" draw:text-style-name="P1" draw:layer="layout" draw:type="line" svg:x1="18.018cm" svg:y1="3.206cm" svg:x2="17.492cm" svg:y2="3.637cm" draw:start-shape="id23" draw:start-glue-point="7" draw:end-shape="id22" draw:end-glue-point="10" svg:d="M18018 3206l-526 431">
          <text:p/>
        </draw:connector>
        <draw:connector draw:style-name="gr38" draw:text-style-name="P1" draw:layer="layout" draw:type="line" svg:x1="16.93cm" svg:y1="3.247cm" svg:x2="17.215cm" svg:y2="3.531cm" draw:start-shape="id24" draw:start-glue-point="8" draw:end-shape="id22" draw:end-glue-point="5" svg:d="M16930 3247l285 284">
          <text:p/>
        </draw:connector>
        <draw:connector draw:style-name="gr38" draw:text-style-name="P1" draw:layer="layout" draw:type="line" svg:x1="17.732cm" svg:y1="3.249cm" svg:x2="17.445cm" svg:y2="3.531cm" draw:start-shape="id25" draw:start-glue-point="8" draw:end-shape="id22" draw:end-glue-point="11" svg:d="M17732 3249l-287 282">
          <text:p/>
        </draw:connector>
        <draw:connector draw:style-name="gr38" draw:text-style-name="P1" draw:layer="layout" draw:type="line" svg:x1="17.331cm" svg:y1="3.248cm" svg:x2="17.33cm" svg:y2="3.487cm" draw:start-shape="id26" draw:start-glue-point="8" draw:end-shape="id22" draw:end-glue-point="4" svg:d="M17331 3248l-1 239">
          <text:p/>
        </draw:connector>
        <draw:custom-shape draw:style-name="gr33" draw:text-style-name="P2" xml:id="id28" draw:id="id28" draw:layer="layout" svg:width="0.324cm" svg:height="0.3cm" svg:x="16.769cm" svg:y="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29" draw:id="id29" draw:layer="layout" svg:width="0.324cm" svg:height="0.3cm" svg:x="17.571cm" svg:y="4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7" draw:id="id27" draw:layer="layout" svg:width="0.324cm" svg:height="0.3cm" svg:x="17.169cm" svg:y="4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7.216cm" svg:y1="4.409cm" svg:x2="16.931cm" svg:y2="4.693cm" draw:start-shape="id27" draw:start-glue-point="7" draw:end-shape="id28" draw:end-glue-point="4" svg:d="M17216 4409l-285 284">
          <text:p/>
        </draw:connector>
        <draw:connector draw:style-name="gr38" draw:text-style-name="P1" draw:layer="layout" draw:type="line" svg:x1="17.446cm" svg:y1="4.409cm" svg:x2="17.733cm" svg:y2="4.695cm" draw:start-shape="id27" draw:start-glue-point="9" draw:end-shape="id29" draw:end-glue-point="4" svg:d="M17446 4409l287 286">
          <text:p/>
        </draw:connector>
        <draw:g>
          <draw:custom-shape draw:style-name="gr28" draw:text-style-name="P1" draw:layer="layout" svg:width="0.3cm" svg:height="0.3cm" svg:x="3.49cm" svg:y="9.6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cm" svg:height="0.3cm" svg:x="3.79cm" svg:y="9.6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3cm" svg:height="0.3cm" svg:x="4.09cm" svg:y="9.6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0.3cm" svg:height="0.3cm" svg:x="4.39cm" svg:y="9.6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3cm" svg:height="0.3cm" svg:x="4.69cm" svg:y="9.6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000000" draw:distance="0.08cm" draw:rotation="450"/>
    <draw:hatch draw:name="Hatch_20_10" draw:display-name="Hatch 10" draw:style="single" draw:color="#000000" draw:distance="0.08cm" draw:rotation="450"/>
    <draw:hatch draw:name="Hatch_20_11" draw:display-name="Hatch 11" draw:style="single" draw:color="#000000" draw:distance="0.08cm" draw:rotation="3150"/>
    <draw:hatch draw:name="Hatch_20_12" draw:display-name="Hatch 12" draw:style="single" draw:color="#000000" draw:distance="0.08cm" draw:rotation="0"/>
    <draw:hatch draw:name="Hatch_20_2" draw:display-name="Hatch 2" draw:style="double" draw:color="#000000" draw:distance="0.08cm" draw:rotation="900"/>
    <draw:hatch draw:name="Hatch_20_7" draw:display-name="Hatch 7" draw:style="single" draw:color="#000000" draw:distance="0.07cm" draw:rotation="0"/>
    <draw:hatch draw:name="Hatch_20_8" draw:display-name="Hatch 8" draw:style="single" draw:color="#000000" draw:distance="0.07cm" draw:rotation="3150"/>
    <draw:hatch draw:name="Hatch_20_9" draw:display-name="Hatch 9" draw:style="single" draw:color="#000000" draw:distance="0.07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7-06-10T10:38:54</dc:date>
    <meta:editing-duration>P10DT7H34M15S</meta:editing-duration>
    <meta:editing-cycles>76</meta:editing-cycles>
    <meta:generator>OpenOffice/4.1.3$Unix OpenOffice.org_project/413m1$Build-9783</meta:generator>
    <meta:print-date>2015-03-19T11:43:39.636814420</meta:print-date>
    <dc:creator>Giuseppe Congiu</dc:creator>
    <meta:document-statistic meta:object-count="120"/>
  </office:meta>
</office:document-meta>
</file>